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57.26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5.69pt"/>
    </style:style>
    <style:style style:name="co12" style:family="table-column">
      <style:table-column-properties fo:break-before="auto" style:column-width="57.06pt"/>
    </style:style>
    <style:style style:name="co13" style:family="table-column">
      <style:table-column-properties fo:break-before="auto" style:column-width="605.99pt"/>
    </style:style>
    <style:style style:name="co14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180.54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79.85pt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="0.06pt solid #000000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7" style:family="table-cell" style:parent-style-name="Default" style:data-style-name="N3"/>
    <style:style style:name="ce8" style:family="table-cell" style:parent-style-name="Default" style:data-style-name="N99">
      <style:table-cell-properties fo:border="0.06pt solid #000000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10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20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8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pt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2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29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57" style:family="table-cell" style:parent-style-name="Default">
      <style:table-cell-properties fo:wrap-option="wrap" fo:border="0.06pt solid #000000" style:vertical-align="top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58" style:family="table-cell" style:parent-style-name="Default" style:data-style-name="N104">
      <style:table-cell-properties fo:wrap-option="wrap" fo:border="0.06pt solid #000000" style:vertical-align="top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59" style:family="table-cell" style:parent-style-name="Default">
      <style:table-cell-properties fo:wrap-option="wrap" fo:border="0.06pt solid #000000" style:vertical-align="middle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4" table:default-cell-style-name="ce16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number-columns-repeated="1008" table:default-cell-style-name="Default"/>
        <table:table-row table:style-name="ro1">
          <table:table-cell office:value-type="string" calcext:value-type="string">
            <text:p>List of MCUs selection: 143 items. Database version: Wed Dec 09 12:22:40 EST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1): STM32CubeMX listed as pin-compatible (with JTAG, USB, OSC, and OSC32 peripherals select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): STM32CubeMX listed as pin-compatible (with only SWD peripheral select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3): Pinouts listed in the respective datasheets appeared to be pin-compatible (to me), with some no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style-name="ce7" table:formula="of:=SUM([.C9:.C171])" office:value-type="float" office:value="14" calcext:value-type="float">
            <text:p>14</text:p>
          </table:table-cell>
          <table:table-cell table:style-name="ce7" table:formula="of:=SUM([.D9:.D171])" office:value-type="float" office:value="32" calcext:value-type="float">
            <text:p>32</text:p>
          </table:table-cell>
          <table:table-cell table:formula="of:=SUM([.E9:.E171])" office:value-type="float" office:value="125" calcext:value-type="float">
            <text:p>125</text:p>
          </table:table-cell>
          <table:table-cell table:style-name="ce7" table:formula="of:=SUM([.F9:.F171])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t No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in compatible (1)?</text:p>
          </table:table-cell>
          <table:table-cell table:style-name="ce2" office:value-type="string" calcext:value-type="string">
            <text:p>Pin compatible (2)?</text:p>
          </table:table-cell>
          <table:table-cell table:style-name="ce10" office:value-type="string" calcext:value-type="string">
            <text:p>Pin compatible (3)?</text:p>
          </table:table-cell>
          <table:table-cell table:style-name="ce15" office:value-type="string" calcext:value-type="string">
            <text:p>On JLCPCB?</text:p>
          </table:table-cell>
          <table:table-cell table:style-name="ce2" office:value-type="string" calcext:value-type="string">
            <text:p>Part status</text:p>
          </table:table-cell>
          <table:table-cell table:style-name="ce2" office:value-type="string" calcext:value-type="string">
            <text:p>Stock</text:p>
          </table:table-cell>
          <table:table-cell table:style-name="ce23" office:value-type="string" calcext:value-type="string">
            <text:p>Price @ Qty: 1</text:p>
          </table:table-cell>
          <table:table-cell table:style-name="ce23" office:value-type="string" calcext:value-type="string">
            <text:p>Price @ Qty: 10</text:p>
          </table:table-cell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Freq.</text:p>
          </table:table-cell>
          <table:table-cell table:style-name="ce26" office:value-type="string" calcext:value-type="string">
            <text:p>DES/TDES</text:p>
          </table:table-cell>
          <table:table-cell table:style-name="ce29" office:value-type="string" calcext:value-type="string">
            <text:p>Notes</text:p>
          </table:table-cell>
          <table:table-cell table:style-name="ce1" table:number-columns-repeated="1008"/>
        </table:table-row>
        <table:table-row table:style-name="ro2">
          <table:table-cell table:style-name="ce6" office:value-type="string" calcext:value-type="string">
            <text:p>GD32E23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7159" calcext:value-type="float">
            <text:p>7159</text:p>
          </table:table-cell>
          <table:table-cell table:style-name="ce24" office:value-type="currency" office:currency="USD" office:value="0.7985" calcext:value-type="currency">
            <text:p>$0.7985</text:p>
          </table:table-cell>
          <table:table-cell table:style-name="ce24" office:value-type="currency" office:currency="USD" office:value="0.6137" calcext:value-type="currency">
            <text:p>$0.6137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Cortex-M23 instead of Cortex-M3</text:p>
            <text:p>Pin 1: “VBAT” on F103 becomes “VDD” (requires shorting resistor/solder blob on R2);</text:p>
            <text:p>Pin 35: “VSS on F103 becomes “PF6” (unusable as GPIO);</text:p>
            <text:p>Pin 36: “VDD” on F103 becomes “PF7” (unusable as GPIO); </text:p>
            <text:p>No BOOT1; No USB; No JTAG; No SWO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F030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0.9591" calcext:value-type="currency">
            <text:p>$0.9591</text:p>
          </table:table-cell>
          <table:table-cell table:style-name="ce24" office:value-type="currency" office:currency="USD" office:value="0.694" calcext:value-type="currency">
            <text:p>$0.6940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GD32F130C6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13" calcext:value-type="float">
            <text:p>1413</text:p>
          </table:table-cell>
          <table:table-cell table:number-columns-repeated="2" table:style-name="ce24" office:value-type="currency" office:currency="USD" office:value="0.8607" calcext:value-type="currency">
            <text:p>$0.860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/>
          <table:table-cell table:style-name="ce6" office:value-type="string" calcext:value-type="string">
            <text:p>48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GD32E231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94" calcext:value-type="float">
            <text:p>1294</text:p>
          </table:table-cell>
          <table:table-cell table:style-name="ce24" office:value-type="currency" office:currency="USD" office:value="1.1485" calcext:value-type="currency">
            <text:p>$1.1485</text:p>
          </table:table-cell>
          <table:table-cell table:style-name="ce24" office:value-type="currency" office:currency="USD" office:value="0.8834" calcext:value-type="currency">
            <text:p>$0.883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Cortex-M23 instead of Cortex-M3</text:p>
            <text:p>Pin 1: “VBAT” on F103 becomes “OSC32-IN” (loss of VBAT functionality; loss of OSC32 functionality);</text:p>
            <text:p>Pin 2: “PC13” on F103 becomes “OSC32-OUT” (unusable as GPIO; loss of OSC32 functionality)</text:p>
            <text:p>Pin 3: “OSC32-IN” on F103 becomes “OSC-IN” (precludes use of 32 kHz oscillator input);</text:p>
            <text:p>Pin 4: “OSC32-OUT” on F103 becomes “OSC-OUT” (precludes use of 32 kHz oscillator input);</text:p>
            <text:p>Pin 35: “VSS on F103 becomes “PF6” (unusable as GPIO);</text:p>
            <text:p>Pin 36: “VDD” on F103 becomes “PF7” (unusable as GPIO);</text:p>
            <text:p>No BOOT1; No USB; No JTAG; No SWO </text:p>
            <text:p>Appears to have internal op-amps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GD32F13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24" office:value-type="currency" office:currency="USD" office:value="0.8849" calcext:value-type="currency">
            <text:p>$0.8849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48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330C6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92" calcext:value-type="float">
            <text:p>1492</text:p>
          </table:table-cell>
          <table:table-cell table:number-columns-repeated="2" table:style-name="ce24" office:value-type="currency" office:currency="USD" office:value="0.8997" calcext:value-type="currency">
            <text:p>$0.899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/>
          <table:table-cell table:style-name="ce6" office:value-type="string" calcext:value-type="string">
            <text:p>84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L010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2455" calcext:value-type="currency">
            <text:p>$1.2455</text:p>
          </table:table-cell>
          <table:table-cell table:style-name="ce24" office:value-type="currency" office:currency="USD" office:value="0.9182" calcext:value-type="currency">
            <text:p>$0.9182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10 (no degradation); </text:p>
            <text:p>Pin 10: “PA0-WKUP” on F103 becomes “PA0” on L010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33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546" calcext:value-type="float">
            <text:p>546</text:p>
          </table:table-cell>
          <table:table-cell table:number-columns-repeated="2" table:style-name="ce24" office:value-type="currency" office:currency="USD" office:value="0.9499" calcext:value-type="currency">
            <text:p>$0.9499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84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031C6TR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53" calcext:value-type="float">
            <text:p>153</text:p>
          </table:table-cell>
          <table:table-cell table:style-name="ce24" office:value-type="currency" office:currency="USD" office:value="1.294" calcext:value-type="currency">
            <text:p>$1.2940</text:p>
          </table:table-cell>
          <table:table-cell table:style-name="ce24" office:value-type="currency" office:currency="USD" office:value="0.9728" calcext:value-type="currency">
            <text:p>$0.972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/>
          <table:table-cell table:style-name="ce56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330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12" calcext:value-type="float">
            <text:p>1212</text:p>
          </table:table-cell>
          <table:table-cell table:number-columns-repeated="2" table:style-name="ce24" office:value-type="currency" office:currency="USD" office:value="1.0182" calcext:value-type="currency">
            <text:p>$1.0182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/>
          <table:table-cell table:style-name="ce6" office:value-type="string" calcext:value-type="string">
            <text:p>84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150C6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2007" calcext:value-type="float">
            <text:p>2007</text:p>
          </table:table-cell>
          <table:table-cell table:number-columns-repeated="2" table:style-name="ce24" office:value-type="currency" office:currency="USD" office:value="1.0255" calcext:value-type="currency">
            <text:p>$1.0255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15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68" calcext:value-type="float">
            <text:p>1468</text:p>
          </table:table-cell>
          <table:table-cell table:number-columns-repeated="2" table:style-name="ce24" office:value-type="currency" office:currency="USD" office:value="1.044" calcext:value-type="currency">
            <text:p>$1.044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GD32F350C6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97" calcext:value-type="float">
            <text:p>1497</text:p>
          </table:table-cell>
          <table:table-cell table:number-columns-repeated="2" table:style-name="ce24" office:value-type="currency" office:currency="USD" office:value="1.0449" calcext:value-type="currency">
            <text:p>$1.0449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 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GD32F35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358" calcext:value-type="float">
            <text:p>1358</text:p>
          </table:table-cell>
          <table:table-cell table:number-columns-repeated="2" table:style-name="ce24" office:value-type="currency" office:currency="USD" office:value="1.1114" calcext:value-type="currency">
            <text:p>$1.111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 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GD32E103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494" calcext:value-type="currency">
            <text:p>$1.4940</text:p>
          </table:table-cell>
          <table:table-cell table:style-name="ce24" office:value-type="currency" office:currency="USD" office:value="1.1485" calcext:value-type="currency">
            <text:p>$1.1485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/>
          <table:table-cell table:style-name="ce6" office:value-type="string" calcext:value-type="string">
            <text:p>Cortex-M4 instead of Cortex-M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GD32F101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97" calcext:value-type="float">
            <text:p>1297</text:p>
          </table:table-cell>
          <table:table-cell table:number-columns-repeated="2" table:style-name="ce24" office:value-type="currency" office:currency="USD" office:value="1.1743" calcext:value-type="currency">
            <text:p>$1.1743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/>
          <table:table-cell table:style-name="ce6" office:value-type="string" calcext:value-type="string">
            <text:p>56 MHz</text:p>
          </table:table-cell>
          <table:table-cell table:style-name="ce6"/>
          <table:table-cell table:style-name="ce6" office:value-type="string" calcext:value-type="string">
            <text:p>No USB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GD32E103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1.2244" calcext:value-type="currency">
            <text:p>$1.224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20 kBytes</text:p>
          </table:table-cell>
          <table:table-cell table:style-name="ce6"/>
          <table:table-cell table:style-name="ce6" office:value-type="string" calcext:value-type="string">
            <text:p>120 MHz</text:p>
          </table:table-cell>
          <table:table-cell table:style-name="ce6"/>
          <table:table-cell table:style-name="ce6" office:value-type="string" calcext:value-type="string">
            <text:p>Cortex-M4 instead of Cortex-M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GD32F350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982" calcext:value-type="float">
            <text:p>982</text:p>
          </table:table-cell>
          <table:table-cell table:number-columns-repeated="2" table:style-name="ce24" office:value-type="currency" office:currency="USD" office:value="1.2338" calcext:value-type="currency">
            <text:p>$1.233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 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03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9258" calcext:value-type="currency">
            <text:p>$1.9258</text:p>
          </table:table-cell>
          <table:table-cell table:style-name="ce24" office:value-type="currency" office:currency="USD" office:value="1.4061" calcext:value-type="currency">
            <text:p>$1.4061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05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622" calcext:value-type="currency">
            <text:p>$2.1622</text:p>
          </table:table-cell>
          <table:table-cell table:style-name="ce24" office:value-type="currency" office:currency="USD" office:value="1.6046" calcext:value-type="currency">
            <text:p>$1.6046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20" calcext:value-type="float">
            <text:p>1220</text:p>
          </table:table-cell>
          <table:table-cell table:style-name="ce24" office:value-type="currency" office:currency="USD" office:value="2.2243" calcext:value-type="currency">
            <text:p>$2.2243</text:p>
          </table:table-cell>
          <table:table-cell table:style-name="ce24" office:value-type="currency" office:currency="USD" office:value="1.6076" calcext:value-type="currency">
            <text:p>$1.6076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571" calcext:value-type="float">
            <text:p>571</text:p>
          </table:table-cell>
          <table:table-cell table:number-columns-repeated="2" table:style-name="ce24" office:value-type="currency" office:currency="USD" office:value="1.6507" calcext:value-type="currency">
            <text:p>$1.6507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3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24" office:value-type="currency" office:currency="USD" office:value="1.6807" calcext:value-type="currency">
            <text:p>$1.680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301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3122" calcext:value-type="currency">
            <text:p>$2.3122</text:p>
          </table:table-cell>
          <table:table-cell table:style-name="ce24" office:value-type="currency" office:currency="USD" office:value="1.691" calcext:value-type="currency">
            <text:p>$1.691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F07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1.7272" calcext:value-type="currency">
            <text:p>$1.7272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19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92" calcext:value-type="float">
            <text:p>1492</text:p>
          </table:table-cell>
          <table:table-cell table:number-columns-repeated="2" table:style-name="ce24" office:value-type="currency" office:currency="USD" office:value="1.7796" calcext:value-type="currency">
            <text:p>$1.7796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USB; No JTAG; No SWO</text:p>
            <text:p>Includes cap touch peripheral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1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24" office:value-type="currency" office:currency="USD" office:value="1.78" calcext:value-type="currency">
            <text:p>$1.780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F091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8137" calcext:value-type="currency">
            <text:p>$1.8137</text:p>
          </table:table-cell>
          <table:table-cell table:style-name="ce24" office:value-type="currency" office:currency="USD" office:value="1.7804" calcext:value-type="currency">
            <text:p>$1.7804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F09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076" calcext:value-type="currency">
            <text:p>$2.1076</text:p>
          </table:table-cell>
          <table:table-cell table:style-name="ce24" office:value-type="currency" office:currency="USD" office:value="1.8016" calcext:value-type="currency">
            <text:p>$1.801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7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319" calcext:value-type="currency">
            <text:p>$2.1319</text:p>
          </table:table-cell>
          <table:table-cell table:style-name="ce24" office:value-type="currency" office:currency="USD" office:value="1.8228" calcext:value-type="currency">
            <text:p>$1.822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F07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5682" calcext:value-type="currency">
            <text:p>$2.5682</text:p>
          </table:table-cell>
          <table:table-cell table:style-name="ce24" office:value-type="currency" office:currency="USD" office:value="1.8576" calcext:value-type="currency">
            <text:p>$1.857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GD32F303CC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1.925" calcext:value-type="currency">
            <text:p>$1.9250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8 kBytes</text:p>
          </table:table-cell>
          <table:table-cell table:style-name="ce6"/>
          <table:table-cell table:style-name="ce6" office:value-type="string" calcext:value-type="string">
            <text:p>120 MHz</text:p>
          </table:table-cell>
          <table:table-cell table:style-name="ce6"/>
          <table:table-cell table:style-name="ce6" office:value-type="string" calcext:value-type="string">
            <text:p>Cortex-M4 instead of Cortex-M3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0CB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849" calcext:value-type="currency">
            <text:p>$2.6849</text:p>
          </table:table-cell>
          <table:table-cell table:style-name="ce24" office:value-type="currency" office:currency="USD" office:value="1.944" calcext:value-type="currency">
            <text:p>$1.9440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F07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622" calcext:value-type="currency">
            <text:p>$2.6622</text:p>
          </table:table-cell>
          <table:table-cell table:style-name="ce24" office:value-type="currency" office:currency="USD" office:value="1.95" calcext:value-type="currency">
            <text:p>$1.950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1CB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3531" calcext:value-type="currency">
            <text:p>$2.3531</text:p>
          </table:table-cell>
          <table:table-cell table:style-name="ce24" office:value-type="currency" office:currency="USD" office:value="2.0364" calcext:value-type="currency">
            <text:p>$2.036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F030C8TR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24" office:value-type="currency" office:currency="USD" office:value="2.0546" calcext:value-type="currency">
            <text:p>$2.0546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/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779" calcext:value-type="float">
            <text:p>779</text:p>
          </table:table-cell>
          <table:table-cell table:style-name="ce24" office:value-type="currency" office:currency="USD" office:value="2.3955" calcext:value-type="currency">
            <text:p>$2.3955</text:p>
          </table:table-cell>
          <table:table-cell table:style-name="ce24" office:value-type="currency" office:currency="USD" office:value="2.0622" calcext:value-type="currency">
            <text:p>$2.0622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L41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4349" calcext:value-type="currency">
            <text:p>$2.4349</text:p>
          </table:table-cell>
          <table:table-cell table:style-name="ce24" office:value-type="currency" office:currency="USD" office:value="2.0925" calcext:value-type="currency">
            <text:p>$2.0925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0C4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5258" calcext:value-type="currency">
            <text:p>$2.5258</text:p>
          </table:table-cell>
          <table:table-cell table:style-name="ce24" office:value-type="currency" office:currency="USD" office:value="2.1622" calcext:value-type="currency">
            <text:p>$2.1622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635" calcext:value-type="float">
            <text:p>635</text:p>
          </table:table-cell>
          <table:table-cell table:style-name="ce24" office:value-type="currency" office:currency="USD" office:value="2.5743" calcext:value-type="currency">
            <text:p>$2.5743</text:p>
          </table:table-cell>
          <table:table-cell table:style-name="ce24" office:value-type="currency" office:currency="USD" office:value="2.2152" calcext:value-type="currency">
            <text:p>$2.2152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303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9167" calcext:value-type="currency">
            <text:p>$2.9167</text:p>
          </table:table-cell>
          <table:table-cell table:style-name="ce24" office:value-type="currency" office:currency="USD" office:value="2.2273" calcext:value-type="currency">
            <text:p>$2.227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1C8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92" calcext:value-type="float">
            <text:p>192</text:p>
          </table:table-cell>
          <table:table-cell table:style-name="ce24" office:value-type="currency" office:currency="USD" office:value="3.0046" calcext:value-type="currency">
            <text:p>$3.0046</text:p>
          </table:table-cell>
          <table:table-cell table:style-name="ce24" office:value-type="currency" office:currency="USD" office:value="2.2713" calcext:value-type="currency">
            <text:p>$2.271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0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2794" calcext:value-type="currency">
            <text:p>$2.279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431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304" calcext:value-type="currency">
            <text:p>$2.6304</text:p>
          </table:table-cell>
          <table:table-cell table:style-name="ce24" office:value-type="currency" office:currency="USD" office:value="2.2804" calcext:value-type="currency">
            <text:p>$2.2804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43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3008" calcext:value-type="currency">
            <text:p>$2.300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30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3799" calcext:value-type="currency">
            <text:p>$2.3799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30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7879" calcext:value-type="currency">
            <text:p>$2.7879</text:p>
          </table:table-cell>
          <table:table-cell table:style-name="ce24" office:value-type="currency" office:currency="USD" office:value="2.4137" calcext:value-type="currency">
            <text:p>$2.4137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F030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11626" calcext:value-type="float">
            <text:p>11626</text:p>
          </table:table-cell>
          <table:table-cell table:number-columns-repeated="2" table:style-name="ce24" office:value-type="currency" office:currency="USD" office:value="2.4223" calcext:value-type="currency">
            <text:p>$2.422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334C4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4935" calcext:value-type="currency">
            <text:p>$3.4935</text:p>
          </table:table-cell>
          <table:table-cell table:style-name="ce24" office:value-type="currency" office:currency="USD" office:value="2.597" calcext:value-type="currency">
            <text:p>$2.5970</text:p>
          </table:table-cell>
          <table:table-cell table:number-columns-repeated="2"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F042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847" calcext:value-type="currency">
            <text:p>$2.8470</text:p>
          </table:table-cell>
          <table:table-cell table:style-name="ce24" office:value-type="currency" office:currency="USD" office:value="2.7773" calcext:value-type="currency">
            <text:p>$2.7773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685" calcext:value-type="float">
            <text:p>685</text:p>
          </table:table-cell>
          <table:table-cell table:number-columns-repeated="2" table:style-name="ce24" office:value-type="currency" office:currency="USD" office:value="3.0022" calcext:value-type="currency">
            <text:p>$3.0022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GD32F103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3.0546" calcext:value-type="currency">
            <text:p>$3.054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031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5213" calcext:value-type="currency">
            <text:p>$3.5213</text:p>
          </table:table-cell>
          <table:table-cell table:style-name="ce24" office:value-type="currency" office:currency="USD" office:value="3.0591" calcext:value-type="currency">
            <text:p>$3.0591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L43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7516" calcext:value-type="currency">
            <text:p>$3.7516</text:p>
          </table:table-cell>
          <table:table-cell table:style-name="ce24" office:value-type="currency" office:currency="USD" office:value="3.2076" calcext:value-type="currency">
            <text:p>$3.207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8591" calcext:value-type="currency">
            <text:p>$3.8591</text:p>
          </table:table-cell>
          <table:table-cell table:style-name="ce24" office:value-type="currency" office:currency="USD" office:value="3.3334" calcext:value-type="currency">
            <text:p>$3.333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301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9758" calcext:value-type="currency">
            <text:p>$3.9758</text:p>
          </table:table-cell>
          <table:table-cell table:style-name="ce24" office:value-type="currency" office:currency="USD" office:value="3.4288" calcext:value-type="currency">
            <text:p>$3.428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7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6228" calcext:value-type="currency">
            <text:p>$3.6228</text:p>
          </table:table-cell>
          <table:table-cell table:style-name="ce24" office:value-type="currency" office:currency="USD" office:value="3.5288" calcext:value-type="currency">
            <text:p>$3.528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334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708" calcext:value-type="float">
            <text:p>1708</text:p>
          </table:table-cell>
          <table:table-cell table:style-name="ce24" office:value-type="currency" office:currency="USD" office:value="4.1" calcext:value-type="currency">
            <text:p>$4.1000</text:p>
          </table:table-cell>
          <table:table-cell table:style-name="ce24" office:value-type="currency" office:currency="USD" office:value="3.5728" calcext:value-type="currency">
            <text:p>$3.5728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334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35" calcext:value-type="float">
            <text:p>1435</text:p>
          </table:table-cell>
          <table:table-cell table:style-name="ce24" office:value-type="currency" office:currency="USD" office:value="4.9425" calcext:value-type="currency">
            <text:p>$4.9425</text:p>
          </table:table-cell>
          <table:table-cell table:style-name="ce24" office:value-type="currency" office:currency="USD" office:value="3.6758" calcext:value-type="currency">
            <text:p>$3.675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05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3.6852" calcext:value-type="currency">
            <text:p>$3.6852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2C8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3.8561" calcext:value-type="currency">
            <text:p>$3.8561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3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currency" office:currency="USD" office:value="4.6804" calcext:value-type="currency">
            <text:p>$4.6804</text:p>
          </table:table-cell>
          <table:table-cell table:style-name="ce24" office:value-type="currency" office:currency="USD" office:value="4.0228" calcext:value-type="currency">
            <text:p>$4.0228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2CB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48" calcext:value-type="float">
            <text:p>1248</text:p>
          </table:table-cell>
          <table:table-cell table:number-columns-repeated="2" table:style-name="ce24" office:value-type="currency" office:currency="USD" office:value="4.2267" calcext:value-type="currency">
            <text:p>$4.2267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L41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4.5167" calcext:value-type="currency">
            <text:p>$4.5167</text:p>
          </table:table-cell>
          <table:table-cell table:style-name="ce24" office:value-type="currency" office:currency="USD" office:value="4.3955" calcext:value-type="currency">
            <text:p>$4.3955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4.6758" calcext:value-type="currency">
            <text:p>$4.675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72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5.5349" calcext:value-type="currency">
            <text:p>$5.5349</text:p>
          </table:table-cell>
          <table:table-cell table:style-name="ce24" office:value-type="currency" office:currency="USD" office:value="5.3864" calcext:value-type="currency">
            <text:p>$5.3864</text:p>
          </table:table-cell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3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30224" calcext:value-type="float">
            <text:p>30224</text:p>
          </table:table-cell>
          <table:table-cell table:number-columns-repeated="2" table:style-name="ce24" office:value-type="currency" office:currency="USD" office:value="5.6214" calcext:value-type="currency">
            <text:p>$5.621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5597" calcext:value-type="float">
            <text:p>5597</text:p>
          </table:table-cell>
          <table:table-cell table:number-columns-repeated="2" table:style-name="ce24" office:value-type="currency" office:currency="USD" office:value="5.9794" calcext:value-type="currency">
            <text:p>$5.979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F04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6.0987" calcext:value-type="currency">
            <text:p>$6.098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71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7.1622" calcext:value-type="currency">
            <text:p>$7.1622</text:p>
          </table:table-cell>
          <table:table-cell table:style-name="ce24" office:value-type="currency" office:currency="USD" office:value="6.1758" calcext:value-type="currency">
            <text:p>$6.1758</text:p>
          </table:table-cell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F07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24" office:value-type="currency" office:currency="USD" office:value="6.5781" calcext:value-type="currency">
            <text:p>$6.5781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030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6.8023" calcext:value-type="currency">
            <text:p>$6.8023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L452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9.3637" calcext:value-type="currency">
            <text:p>$9.3637</text:p>
          </table:table-cell>
          <table:table-cell table:style-name="ce24" office:value-type="currency" office:currency="USD" office:value="7.5" calcext:value-type="currency">
            <text:p>$7.5000</text:p>
          </table:table-cell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52 (unusable as VREF-); </text:p>
            <text:p>Pin 9: “VSS” on F103 becomes “VDD/VREF+” on L452 (unusable as VREF+); </text:p>
            <text:p>Pin 10: “PA0-WKUP” on F103 becomes “PA0” on L452 (loss of wake-up pin; no hardware changes required); </text:p>
            <text:p>Pin 36: “VDD” on F103 becomes “VDD_USB” on L452 (no degradation); </text:p>
            <text:p>No BOOT1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53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038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20: “PB2” on F103 becomes “NPOR” on F038 (requires external device to manage power-on reset)</text:p>
            <text:p>Pin 35: “VSS on F103 becomes “PF6” on F038 (unusable as GPIO); </text:p>
            <text:p>Pin 36: “VDD” on F103 becomes “PF7” on F038 (unusable as GPIO); </text:p>
            <text:p>No BOOT1; No USB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051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070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070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078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8 (loss of wake-up pin; no hardware changes required); </text:p>
            <text:p>Pin 20: “PB2” on F103 becomes “NPOR” on F038 (requires external device to manage power-on reset); </text:p>
            <text:p>No BOOT1; No JTAG; 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098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8 (loss of wake-up pin; no hardware changes required); </text:p>
            <text:p>Pin 20: “PB2” on F103 becomes “NPOR” on F038 (requires external device to manage power-on reset); </text:p>
            <text:p>No BOOT1; No USB; No JTAG; No SWO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0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1C4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1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2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1" table:visibility="filter">
          <table:table-cell table:style-name="ce6" office:value-type="string" calcext:value-type="string">
            <text:p>STM32F103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30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F302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303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F318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string" calcext:value-type="string">
            <text:p>Pin 8: “VSS” on F103 becomes “VSS/VREF-” on F318 (unusable as VREF-); </text:p>
            <text:p>Pin 10: “PA0-WKUP” on F103 becomes “PA0” on F0318 (loss of wake-up pin; no hardware changes required); </text:p>
            <text:p>Pin 20: “PB2” on F103 becomes “NPOR” on F318 (requires external device to manage power-on reset); </text:p>
            <text:p>No BOOT1; No USB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F328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28 (unusable as VREF-); </text:p>
            <text:p>Pin 9: “VSS” on F103 becomes “VDD/VREF+” on F328 (unusable as VREF+); </text:p>
            <text:p>Pin 10: “PA0-WKUP” on F103 becomes “PA0” on F328 (loss of wake-up pin; no hardware changes required); </text:p>
            <text:p>Pin 20: “PB2” on F103 becomes “NPOR” on F328 (requires external device to manage power-on reset); </text:p>
            <text:p>No BOOT1; No USB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F358CC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8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58 (unusable as VREF-); </text:p>
            <text:p>Pin 9: “VSS” on F103 becomes “VDD/VREF+” on F358 (unusable as VREF+); </text:p>
            <text:p>Pin 10: “PA0-WKUP” on F103 becomes “PA0” on F358 (loss of wake-up pin; no hardware changes required); </text:p>
            <text:p>Pin 20: “PB2” on F103 becomes “NPOR” on F358 (requires external device to manage power-on reset); </text:p>
            <text:p>No BOOT1; No USB</text:p>
          </table:table-cell>
          <table:table-cell table:number-columns-repeated="1008"/>
        </table:table-row>
        <table:table-row table:style-name="ro7" table:visibility="filter">
          <table:table-cell table:style-name="ce6" office:value-type="string" calcext:value-type="string">
            <text:p>STM32F373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08"/>
        </table:table-row>
        <table:table-row table:style-name="ro7" table:visibility="filter">
          <table:table-cell table:style-name="ce6" office:value-type="string" calcext:value-type="string">
            <text:p>STM32F37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08"/>
        </table:table-row>
        <table:table-row table:style-name="ro7" table:visibility="filter">
          <table:table-cell table:style-name="ce6" office:value-type="string" calcext:value-type="string">
            <text:p>STM32F37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08"/>
        </table:table-row>
        <table:table-row table:style-name="ro8" table:visibility="filter">
          <table:table-cell table:style-name="ce6" office:value-type="string" calcext:value-type="string">
            <text:p>STM32F378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8 (unusable as VREF-); </text:p>
            <text:p>Pin 9: “VSS” on F103 becomes “VDD/VREF+” on F378 (unusable as VREF+);</text:p>
            <text:p>Pin 10: “PA0-WKUP” on F103 becomes “PA0” on F378 (loss of wake-up pin; no hardware changes required); </text:p>
            <text:p>Pin 17: “PA7” on F103 becomes “VDD” on F373 (possibly requires jumper wire); </text:p>
            <text:p>Pin 20: “PB2” on F103 becomes “NPOR” on F378 (requires external device to manage power-on reset); </text:p>
            <text:p>Pin 21: “PB10” on F103 becomes “PE8” on F378 (no degradation); </text:p>
            <text:p>Pin 22: “PB11” on F103 becomes “PE9” on F378 (no degradation); </text:p>
            <text:p>Pin 23: “VSS” on F103 becomes “VSSSD/VREFSD-” on F378 (unusable as VREFSD-); </text:p>
            <text:p>Pin 24: “VDD” on F103 becomes “VDDSD” on F378 (VDDSD is tied to VDD); </text:p>
            <text:p>Pin 25: “PB12” on F103 becomes “VREFSD+” on F378 (no degradation); </text:p>
            <text:p>Pin 26: “PB13” on F103 becomes “PB14” on F378 (no degradation); </text:p>
            <text:p>Pin 27: “PB14” on F103 becomes “PB15” on F378 (no degradation); </text:p>
            <text:p>Pin 28: “PB15” on F103 becomes “PD8” on F378 (no degradation); </text:p>
            <text:p>Pin 35: “VSS on F103 becomes “PF6” on F378 (unusable as GPIO); </text:p>
            <text:p>Pin 36: “VDD” on F103 becomes “PF7” on F378 (unusable as GPIO);</text:p>
            <text:p>No BOOT1; No USB</text:p>
          </table:table-cell>
          <table:table-cell table:number-columns-repeated="1008"/>
        </table:table-row>
        <table:table-row table:style-name="ro9" table:visibility="filter">
          <table:table-cell table:style-name="ce6" office:value-type="string" calcext:value-type="string">
            <text:p>STM32F410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10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410 (unusable as VREF-); </text:p>
            <text:p>Pin 9: “VSS” on F103 becomes “VDD/VREF+” on F410 (unusable as VREF+);</text:p>
            <text:p>Pin 22: “PB10” on F103 becomes “VCAP_1” on F410 (requires external capacitor); </text:p>
            <text:p>Pin 46: “PB9” on F103 becomes “VSS” on F410 (possibly required jumper wire); </text:p>
            <text:p>Pin 47: “VSS” on F103 becomes “PDR_ON” on F410 (Power supply supervisor permanently turned off; requires external supervisor);</text:p>
            <text:p>No USB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30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30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31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3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3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4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4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70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7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7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7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08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3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3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3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4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71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71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7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7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73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74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74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74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83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484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GBK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L031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L03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L04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41 (no degradation); </text:p>
            <text:p>Pin 10: “PA0-WKUP” on F103 becomes “PA0” on L041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5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53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63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63 (same hardware requirements, different function); </text:p>
            <text:p>Pin 10: “PA0-WKUP” on F103 becomes “PA0” on L063 (loss of wake-up pin; no hardware changes required); </text:p>
            <text:p>Pin 36: “VDD” on F103 becomes “VDD_USB” on L063 (no degradation); </text:p>
            <text:p>No BOOT1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7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7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73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8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81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8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083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1C6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1CB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1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2C6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 table:visibility="filter">
          <table:table-cell table:style-name="ce6" office:value-type="string" calcext:value-type="string">
            <text:p>STM32L152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L412CB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STM32L42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L44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43 (unusable as VREF-); </text:p>
            <text:p>Pin 9: “VSS” on F103 becomes “VDD/VREF+” on L443 (unusable as VREF+); </text:p>
            <text:p>Pin 10: “PA0-WKUP” on F103 becomes “PA0” on L443 (loss of wake-up pin; no hardware changes required); </text:p>
            <text:p>Pin 36: “VDD” on F103 becomes “VDD_USB” on L443 (no degradation); </text:p>
            <text:p>No BOOT1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451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51 (unusable as VREF-); </text:p>
            <text:p>Pin 9: “VSS” on F103 becomes “VDD/VREF+” on L451 (unusable as VREF+); </text:p>
            <text:p>Pin 10: “PA0-WKUP” on F103 becomes “PA0” on L45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L462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62 (unusable as VREF-); </text:p>
            <text:p>Pin 9: “VSS” on F103 becomes “VDD/VREF+” on L462 (unusable as VREF+); </text:p>
            <text:p>Pin 10: “PA0-WKUP” on F103 becomes “PA0” on L462 (loss of wake-up pin; no hardware changes required); </text:p>
            <text:p>Pin 36: “VDD” on F103 becomes “VDD_USB” on L462 (no degradation); </text:p>
            <text:p>No BOOT1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L4P5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L4P5CG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10" table:visibility="filter">
          <table:table-cell table:style-name="ce6" office:value-type="string" calcext:value-type="string">
            <text:p>STM32L4P5CG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22: “PB11” on F103 becomes “VDD12” on L4P5 (no degradation); </text:p>
            <text:p>Pin 46: “PB9” on F103 becomes “VDD12” on L4P5 (no degradation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L4Q5CG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2" table:visibility="filter">
          <table:table-cell table:style-name="ce6" office:value-type="string" calcext:value-type="string">
            <text:p>STM32L4Q5CG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552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552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08"/>
        </table:table-row>
        <table:table-row table:style-name="ro9" table:visibility="filter">
          <table:table-cell table:style-name="ce6" office:value-type="string" calcext:value-type="string">
            <text:p>STM32L552CE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08"/>
        </table:table-row>
        <table:table-row table:style-name="ro5" table:visibility="filter">
          <table:table-cell table:style-name="ce6" office:value-type="string" calcext:value-type="string">
            <text:p>STM32L562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No BOOT1</text:p>
          </table:table-cell>
          <table:table-cell table:number-columns-repeated="1008"/>
        </table:table-row>
        <table:table-row table:style-name="ro9" table:visibility="filter">
          <table:table-cell table:style-name="ce6" office:value-type="string" calcext:value-type="string">
            <text:p>STM32L562CE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08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.$A$1" table:cell-range-address="$List.$A$8:.$O$153"/>
        </table:named-expressions>
        <calcext:conditional-formats>
          <calcext:conditional-format calcext:target-range-address="List.A9:List.P171">
            <calcext:condition calcext:apply-style-name="Good" calcext:value="formula-is([.$E9]=1)" calcext:base-cell-address="List.A9"/>
            <calcext:condition calcext:apply-style-name="Bad" calcext:value="formula-is([.$E9]=0)" calcext:base-cell-address="List.A9"/>
          </calcext:conditional-format>
        </calcext:conditional-formats>
      </table:table>
      <table:named-expressions/>
      <table:database-ranges>
        <table:database-range table:name="__Anonymous_Sheet_DB__0" table:target-range-address="List.A8:List.P171" table:display-filter-buttons="true">
          <table:filter>
            <table:filter-and>
              <table:filter-condition table:field-number="5" table:value="TRUE" table:operator="="/>
              <table:filter-condition table:field-number="7" table:value="1" table:operator="=">
                <table:filter-set-item table:value="1"/>
                <table:filter-set-item table:value="11626"/>
                <table:filter-set-item table:value="12"/>
                <table:filter-set-item table:value="1212"/>
                <table:filter-set-item table:value="1220"/>
                <table:filter-set-item table:value="1248"/>
                <table:filter-set-item table:value="1294"/>
                <table:filter-set-item table:value="1297"/>
                <table:filter-set-item table:value="1358"/>
                <table:filter-set-item table:value="1413"/>
                <table:filter-set-item table:value="1435"/>
                <table:filter-set-item table:value="1468"/>
                <table:filter-set-item table:value="1492"/>
                <table:filter-set-item table:value="1497"/>
                <table:filter-set-item table:value="15"/>
                <table:filter-set-item table:value="153"/>
                <table:filter-set-item table:value="1708"/>
                <table:filter-set-item table:value="192"/>
                <table:filter-set-item table:value="2"/>
                <table:filter-set-item table:value="2007"/>
                <table:filter-set-item table:value="3"/>
                <table:filter-set-item table:value="30224"/>
                <table:filter-set-item table:value="546"/>
                <table:filter-set-item table:value="5597"/>
                <table:filter-set-item table:value="571"/>
                <table:filter-set-item table:value="635"/>
                <table:filter-set-item table:value="685"/>
                <table:filter-set-item table:value="7159"/>
                <table:filter-set-item table:value="779"/>
                <table:filter-set-item table:value="982"/>
              </table:filter-condition>
            </table:filter-and>
          </table:filter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06:59:44.925321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2-11T07:25:29.280683425</dc:date>
    <meta:editing-duration>PT13H56M39S</meta:editing-duration>
    <meta:editing-cycles>104</meta:editing-cycles>
    <meta:document-statistic meta:table-count="1" meta:cell-count="2230" meta:object-count="0"/>
  </office:meta>
</office:document-meta>
</file>